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10pt" officeooo:rsid="000df89a" officeooo:paragraph-rsid="000df89a" style:font-size-asian="10pt" style:font-size-complex="10pt"/>
    </style:style>
    <style:style style:name="P8" style:family="paragraph" style:parent-style-name="Standard">
      <style:text-properties style:font-name="Courier" fo:font-size="10pt" officeooo:paragraph-rsid="000efc9b" style:font-size-asian="10pt" style:font-size-complex="10pt"/>
    </style:style>
    <style:style style:name="P9" style:family="paragraph" style:parent-style-name="Standard">
      <style:text-properties style:font-name="Courier" officeooo:rsid="000df89a" officeooo:paragraph-rsid="000df89a"/>
    </style:style>
    <style:style style:name="P10" style:family="paragraph" style:parent-style-name="Text_20_body">
      <style:text-properties style:font-name="Courier" officeooo:rsid="000df89a" officeooo:paragraph-rsid="000df89a"/>
    </style:style>
    <style:style style:name="P11" style:family="paragraph" style:parent-style-name="Standard">
      <style:text-properties style:font-name="Courier"/>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9pt" officeooo:rsid="0010099c" officeooo:paragraph-rsid="0017096d" style:font-size-asian="9pt" style:font-size-complex="9pt"/>
    </style:style>
    <style:style style:name="P16" style:family="paragraph" style:parent-style-name="Standard">
      <style:text-properties style:font-name="Courier" fo:font-size="8pt" style:font-size-asian="8pt" style:font-size-complex="8pt"/>
    </style:style>
    <style:style style:name="P17" style:family="paragraph" style:parent-style-name="Standard">
      <style:text-properties style:font-name="Courier" fo:font-size="8pt" officeooo:paragraph-rsid="0017096d" style:font-size-asian="8pt" style:font-size-complex="8pt"/>
    </style:style>
    <style:style style:name="P18" style:family="paragraph" style:parent-style-name="Text_20_body">
      <style:text-properties style:font-name="Courier" officeooo:rsid="000e0104" officeooo:paragraph-rsid="000e0104"/>
    </style:style>
    <style:style style:name="P19" style:family="paragraph" style:parent-style-name="Text_20_body">
      <style:text-properties style:font-name="Liberation Serif" officeooo:rsid="000df89a" officeooo:paragraph-rsid="000df89a"/>
    </style:style>
    <style:style style:name="P20" style:family="paragraph" style:parent-style-name="Text_20_body">
      <style:text-properties style:font-name="Times New Roman" officeooo:rsid="000df89a" officeooo:paragraph-rsid="000df89a"/>
    </style:style>
    <style:style style:name="P21" style:family="paragraph" style:parent-style-name="Standard">
      <style:text-properties style:font-name="Times New Roman" fo:font-size="12pt" style:font-size-asian="10.5pt" style:font-size-complex="12pt"/>
    </style:style>
    <style:style style:name="P22" style:family="paragraph" style:parent-style-name="Standard">
      <style:text-properties style:font-name="Times New Roman" fo:font-size="12pt" officeooo:rsid="0017096d" officeooo:paragraph-rsid="0017096d" style:font-size-asian="12pt" style:font-size-complex="12pt"/>
    </style:style>
    <style:style style:name="P23" style:family="paragraph" style:parent-style-name="Text_20_body">
      <style:text-properties officeooo:paragraph-rsid="000e0104"/>
    </style:style>
    <style:style style:name="P24" style:family="paragraph" style:parent-style-name="Text_20_body">
      <style:text-properties fo:language="en" fo:country="US" officeooo:rsid="000e0104" officeooo:paragraph-rsid="000e0104"/>
    </style:style>
    <style:style style:name="P25" style:family="paragraph" style:parent-style-name="Text_20_body">
      <style:text-properties fo:language="en" fo:country="US" officeooo:rsid="000efc9b" officeooo:paragraph-rsid="000efc9b"/>
    </style:style>
    <style:style style:name="P26" style:family="paragraph" style:parent-style-name="Text_20_body">
      <style:text-properties officeooo:paragraph-rsid="000df89a"/>
    </style:style>
    <style:style style:name="P27" style:family="paragraph" style:parent-style-name="Text_20_body">
      <style:text-properties officeooo:rsid="000e0104" officeooo:paragraph-rsid="000e0104"/>
    </style:style>
    <style:style style:name="P28" style:family="paragraph" style:parent-style-name="Standard">
      <style:text-properties officeooo:rsid="0010099c" officeooo:paragraph-rsid="0010099c"/>
    </style:style>
    <style:style style:name="P29" style:family="paragraph" style:parent-style-name="Text_20_body">
      <style:text-properties officeooo:rsid="0010099c" officeooo:paragraph-rsid="0010099c"/>
    </style:style>
    <style:style style:name="P30" style:family="paragraph" style:parent-style-name="Preformatted_20_Text">
      <style:paragraph-properties fo:margin-top="0cm" fo:margin-bottom="0.499cm" style:contextual-spacing="false"/>
    </style:style>
    <style:style style:name="P31" style:family="paragraph" style:parent-style-name="Text_20_body">
      <style:text-properties officeooo:rsid="000efc9b" officeooo:paragraph-rsid="000efc9b"/>
    </style:style>
    <style:style style:name="P32" style:family="paragraph" style:parent-style-name="Standard">
      <style:paragraph-properties fo:text-align="center" style:justify-single-word="false"/>
      <style:text-properties officeooo:paragraph-rsid="0011a226"/>
    </style:style>
    <style:style style:name="P33" style:family="paragraph" style:parent-style-name="Standard">
      <style:paragraph-properties fo:text-align="center" style:justify-single-word="false"/>
      <style:text-properties officeooo:rsid="0011a226" officeooo:paragraph-rsid="0011a226"/>
    </style:style>
    <style:style style:name="P34" style:family="paragraph" style:parent-style-name="Heading_20_3">
      <style:text-properties officeooo:rsid="00158399" officeooo:paragraph-rsid="00158399"/>
    </style:style>
    <style:style style:name="P35" style:family="paragraph" style:parent-style-name="Text_20_body">
      <style:text-properties officeooo:rsid="00158399" officeooo:paragraph-rsid="00158399"/>
    </style:style>
    <style:style style:name="P36" style:family="paragraph" style:parent-style-name="Text_20_body">
      <style:text-properties officeooo:rsid="0017096d" officeooo:paragraph-rsid="0017096d"/>
    </style:style>
    <style:style style:name="P37" style:family="paragraph" style:parent-style-name="Standard">
      <style:text-properties style:use-window-font-color="true" loext:opacity="0%" style:font-name="Courier" fo:font-size="9pt" officeooo:paragraph-rsid="0017096d" style:font-size-asian="9pt" style:font-size-complex="9pt"/>
    </style:style>
    <style:style style:name="P38" style:family="paragraph" style:parent-style-name="Standard">
      <style:text-properties style:use-window-font-color="true" loext:opacity="0%" style:font-name="Courier" fo:font-size="9pt" officeooo:rsid="0010099c" officeooo:paragraph-rsid="0017096d" style:font-size-asian="9pt" style:font-size-complex="9pt"/>
    </style:style>
    <style:style style:name="P39" style:family="paragraph" style:parent-style-name="Standard">
      <style:text-properties style:use-window-font-color="true" loext:opacity="0%" style:font-name="Courier" fo:font-size="8pt" officeooo:rsid="0010099c" style:font-size-asian="8pt" style:font-size-complex="8pt"/>
    </style:style>
    <style:style style:name="P40"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41" style:family="paragraph" style:parent-style-name="Text_20_body">
      <style:text-properties officeooo:paragraph-rsid="0010099c"/>
    </style:style>
    <style:style style:name="P42" style:family="paragraph" style:parent-style-name="Heading_20_1">
      <style:text-properties officeooo:rsid="000df89a" officeooo:paragraph-rsid="000df89a"/>
    </style:style>
    <style:style style:name="P43" style:family="paragraph" style:parent-style-name="Heading_20_1">
      <style:text-properties officeooo:rsid="001adc3f" officeooo:paragraph-rsid="001adc3f"/>
    </style:style>
    <style:style style:name="P44" style:family="paragraph" style:parent-style-name="Heading_20_2">
      <style:text-properties officeooo:rsid="000df89a" officeooo:paragraph-rsid="000df89a"/>
    </style:style>
    <style:style style:name="P45" style:family="paragraph" style:parent-style-name="Heading_20_2">
      <style:text-properties officeooo:rsid="000e0104" officeooo:paragraph-rsid="000e0104"/>
    </style:style>
    <style:style style:name="P46" style:family="paragraph" style:parent-style-name="Heading_20_2">
      <style:text-properties officeooo:rsid="0017096d" officeooo:paragraph-rsid="0017096d"/>
    </style:style>
    <style:style style:name="P47" style:family="paragraph" style:parent-style-name="Heading_20_2">
      <style:text-properties officeooo:rsid="0010099c" officeooo:paragraph-rsid="0010099c"/>
    </style:style>
    <style:style style:name="P48" style:family="paragraph" style:parent-style-name="Heading_20_2">
      <style:text-properties officeooo:rsid="001adc3f" officeooo:paragraph-rsid="001adc3f"/>
    </style:style>
    <style:style style:name="P49" style:family="paragraph" style:parent-style-name="Text_20_body" style:list-style-name="L1">
      <style:text-properties fo:language="en" fo:country="US" officeooo:rsid="000e0104" officeooo:paragraph-rsid="000e0104"/>
    </style:style>
    <style:style style:name="P50" style:family="paragraph" style:parent-style-name="Text_20_body" style:list-style-name="L1">
      <style:text-properties officeooo:rsid="000e0104" officeooo:paragraph-rsid="000e0104"/>
    </style:style>
    <style:style style:name="P51" style:family="paragraph" style:parent-style-name="Text_20_body" style:list-style-name="L1">
      <style:text-properties officeooo:rsid="0017096d" officeooo:paragraph-rsid="0017096d"/>
    </style:style>
    <style:style style:name="P52" style:family="paragraph" style:parent-style-name="Text_20_body" style:list-style-name="L2"/>
    <style:style style:name="P53" style:family="paragraph" style:parent-style-name="Text_20_body" style:list-style-name="L2">
      <style:paragraph-properties fo:margin-top="0cm" fo:margin-bottom="0cm" style:contextual-spacing="false"/>
    </style:style>
    <style:style style:name="P54" style:family="paragraph" style:parent-style-name="Text_20_body" style:list-style-name="L3"/>
    <style:style style:name="P55" style:family="paragraph" style:parent-style-name="Text_20_body" style:list-style-name="L3">
      <style:paragraph-properties fo:margin-top="0cm" fo:margin-bottom="0cm" style:contextual-spacing="false"/>
    </style:style>
    <style:style style:name="P56" style:family="paragraph" style:parent-style-name="Text_20_body">
      <style:text-properties officeooo:rsid="000df89a" officeooo:paragraph-rsid="000df89a"/>
    </style:style>
    <style:style style:name="P57" style:family="paragraph" style:parent-style-name="Text_20_body">
      <style:text-properties officeooo:rsid="001adc3f" officeooo:paragraph-rsid="001adc3f"/>
    </style:style>
    <style:style style:name="P58" style:family="paragraph">
      <style:paragraph-properties loext:tab-stop-distance="0cm">
        <style:tab-stops>
          <style:tab-stop style:position="0.113cm"/>
        </style:tab-stops>
      </style:paragraph-properties>
    </style:style>
    <style:style style:name="P59" style:family="paragraph">
      <loext:graphic-properties draw:fill="none" draw:fill-color="#ffffff"/>
      <style:paragraph-properties loext:tab-stop-distance="0cm">
        <style:tab-stops>
          <style:tab-stop style:position="0.113cm"/>
        </style:tab-stops>
      </style:paragraph-properties>
      <style:text-properties fo:font-size="14pt" fo:font-weight="bold" style:font-size-asian="14pt" style:font-weight-asian="bold" style:font-size-complex="14pt" style:font-weight-complex="bold"/>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size-asian="14pt" style:font-weight-asian="bold" style:font-weight-complex="bold"/>
    </style:style>
    <style:style style:name="T5" style:family="text">
      <style:text-properties style:font-name="Courier"/>
    </style:style>
    <style:style style:name="T6" style:family="text">
      <style:text-properties style:font-name="Courier" officeooo:rsid="0010099c"/>
    </style:style>
    <style:style style:name="T7" style:family="text">
      <style:text-properties style:font-name="Courier" officeooo:rsid="0017096d"/>
    </style:style>
    <style:style style:name="T8" style:family="text">
      <style:text-properties style:font-name="Courier" fo:language="en" fo:country="US" officeooo:rsid="0017096d"/>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font-name="Times New Roman"/>
    </style:style>
    <style:style style:name="T13" style:family="text">
      <style:text-properties style:font-name="Times New Roman" officeooo:rsid="0017096d"/>
    </style:style>
    <style:style style:name="T14" style:family="text">
      <style:text-properties officeooo:rsid="000e0104"/>
    </style:style>
    <style:style style:name="T15" style:family="text">
      <style:text-properties fo:language="en" fo:country="US"/>
    </style:style>
    <style:style style:name="T16" style:family="text">
      <style:text-properties fo:language="en" fo:country="US" officeooo:rsid="000e0104"/>
    </style:style>
    <style:style style:name="T17" style:family="text">
      <style:text-properties fo:language="en" fo:country="US" officeooo:rsid="000efc9b"/>
    </style:style>
    <style:style style:name="T18" style:family="text">
      <style:text-properties fo:language="en" fo:country="US" officeooo:rsid="0017096d"/>
    </style:style>
    <style:style style:name="T19" style:family="text">
      <style:text-properties officeooo:rsid="000efc9b"/>
    </style:style>
    <style:style style:name="T20" style:family="text">
      <style:text-properties officeooo:rsid="0010099c"/>
    </style:style>
    <style:style style:name="T21" style:family="text">
      <style:text-properties fo:font-size="14pt" style:font-size-asian="12.25pt" style:font-size-complex="14pt"/>
    </style:style>
    <style:style style:name="T22" style:family="text">
      <style:text-properties fo:font-size="14pt" officeooo:rsid="0011a226" style:font-size-asian="12.25pt" style:font-size-complex="14pt"/>
    </style:style>
    <style:style style:name="T23" style:family="text">
      <style:text-properties fo:font-size="14pt" officeooo:rsid="000df89a" style:font-size-asian="12.25pt" style:font-size-complex="14pt"/>
    </style:style>
    <style:style style:name="T24" style:family="text">
      <style:text-properties fo:font-size="14pt" officeooo:rsid="001adc3f" style:font-size-asian="12.25pt" style:font-size-complex="14pt"/>
    </style:style>
    <style:style style:name="T25" style:family="text">
      <style:text-properties officeooo:rsid="0013cabf"/>
    </style:style>
    <style:style style:name="T26" style:family="text">
      <style:text-properties officeooo:rsid="00158399"/>
    </style:style>
    <style:style style:name="T27" style:family="text">
      <style:text-properties officeooo:rsid="00165103"/>
    </style:style>
    <style:style style:name="T28" style:family="text">
      <style:text-properties officeooo:rsid="0017096d"/>
    </style:style>
    <style:style style:name="T29" style:family="text">
      <style:text-properties fo:color="#069a2e" loext:opacity="100%" officeooo:rsid="0010099c"/>
    </style:style>
    <style:style style:name="T30" style:family="text">
      <style:text-properties fo:color="#127622" loext:opacity="100%"/>
    </style:style>
    <style:style style:name="T31" style:family="text">
      <style:text-properties fo:color="#127622" loext:opacity="100%" officeooo:rsid="0010099c"/>
    </style:style>
    <style:style style:name="T32" style:family="text">
      <style:text-properties fo:color="#127622" loext:opacity="100%" style:text-underline-style="none"/>
    </style:style>
    <style:style style:name="T33" style:family="text">
      <style:text-properties fo:color="#127622" loext:opacity="100%" style:text-underline-style="none" officeooo:rsid="0010099c"/>
    </style:style>
    <style:style style:name="T34" style:family="text">
      <style:text-properties fo:color="#127622" loext:opacity="100%" officeooo:rsid="0017096d"/>
    </style:style>
    <style:style style:name="T35" style:family="text">
      <style:text-properties style:use-window-font-color="true" loext:opacity="0%" officeooo:rsid="0010099c"/>
    </style:style>
    <style:style style:name="T36" style:family="text">
      <style:text-properties officeooo:rsid="0017d0bd"/>
    </style:style>
    <style:style style:name="T37" style:family="text">
      <style:text-properties officeooo:rsid="001baa9f"/>
    </style:style>
    <style:style style:name="T38" style:family="text">
      <style:text-properties officeooo:rsid="001d8ee3"/>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style:font-name="Courier" fo:font-size="12pt" fo:font-weight="normal" style:font-size-asian="12pt" style:font-weight-asian="normal"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color="#000000" draw:fill="none" draw:fill-color="#ffffff" fo:min-height="5.126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PDSDM manual</text:p>
      <text:p text:style-name="P4"/>
      <text:p text:style-name="P4"><text:span text:style-name="T3">Gen</text:span>erate a system with <text:span text:style-name="T3">P</text:span>ostfix and <text:span text:style-name="T3">D</text:span>ovecot, with all the available</text:p>
      <text:p text:style-name="P4">security features, like virus scanning, <text:span text:style-name="T3">S</text:span>PF, <text:span text:style-name="T3">D</text:span>KIM and D<text:span text:style-name="T4">M</text:span>ARC</text:p>
      <text:p text:style-name="P4"/>
      <text:p text:style-name="P32"><text:span text:style-name="T22">This document is available under the </text:span><text:a xlink:type="simple" xlink:href="https://www.gnu.org/licenses/fdl-1.2.html" text:style-name="Internet_20_link" text:visited-style-name="Visited_20_Internet_20_Link">GNU Free Documentation License 1.2</text:a><text:span text:style-name="T23">.</text:span></text:p>
      <text:p text:style-name="P33"><text:span text:style-name="T23">C</text:span><text:span text:style-name="T21">opyright 2023-</text:span><text:span text:style-name="T24">2024</text:span><text:span text:style-name="T21"> Freek de Kruijf</text:span></text:p>
      <text:p text:style-name="P5"/>
      <text:h text:style-name="P42" text:outline-level="1">Introduction</text:h>
      <text:p text:style-name="P1">This manual is about a bash script which is a follow up on the wiki page <text:a xlink:type="simple" xlink:href="https://en.opensuse.org/Mail_server_HOWTO" text:style-name="Internet_20_link" text:visited-style-name="Visited_20_Internet_20_Link">https://en.opensuse.org/Mail_server_HOWTO</text:a>. This page describes a procedure to configure an openSUSE system with Leap 15.5 <text:span text:style-name="T36">or 15.6 </text:span>on a Raspberry Pi 4B to act as an email server for a specific domain. The domain name used in this <text:span text:style-name="T28">document</text:span> is example.com, but should obviously be replaced by the domain name you want to serve with this system.</text:p>
      <text:p text:style-name="P1">This system is also configured to be an <text:span text:style-name="T26">IMAP</text:span> server. Both servers support encrypted access and the email server encrypted sending of messages.</text:p>
      <text:p text:style-name="P1">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1">DKIM is used to sign your email message, so the receiver can check if it is coming from you. It is up to this server what to do when this check fails. Your server will also do this checking.</text:p>
      <text:p text:style-name="P1">With DMARC you can indicate to the receiving server what should be done when a SPF and/or DKIM check fails.</text:p>
      <text:p text:style-name="P1">The author uses quite a number of different email addresses in different roles. Most of the time this is supported by several email clients, like Kmail or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43" text:outline-level="1">Supported and tested systems</text:h>
      <text:h text:style-name="P48" text:outline-level="2"><text:span text:style-name="T38">o</text:span>penSUSE</text:h>
      <text:p text:style-name="P57">The script has been designed on openSUSE Tumbleweed on a Raspberry Pi 4B, but runs OK also on Leap 15.5 and 15.6.</text:p>
      <text:p text:style-name="P57">It also runs on x86_64 systems under openSUSE Tumbleweed and Leap 15.5 and 15.6.</text:p>
      <text:h text:style-name="P48" text:outline-level="2">Debian (bookworm)</text:h>
      <text:p text:style-name="P57"><text:span text:style-name="T37">Script r</text:span>uns and <text:span text:style-name="T37">is </text:span>tested on a Raspberry Pi 4B with Raspbian (<text:span text:style-name="T37">2024-03-15 lite)</text:span></text:p>
      <text:h text:style-name="P42" text:outline-level="1"><text:soft-page-break/>Preliminary actions</text:h>
      <text:h text:style-name="P44" text:outline-level="2">Prepairing the boot device of the server</text:h>
      <text:p text:style-name="P1">The script assumes that you start with a fresh installed system. As an example, we use a Raspberry Pi 4B image of Leap 15.5, meant for a headless system. Using the following commands <text:s/>on another Linux system will download and check the image.</text:p>
      <text:p text:style-name="P6">repository="http://download.opensuse.org/distribution/leap/15.5/appliances"</text:p>
      <text:p text:style-name="P6">image="openSUSE-Leap-15.5-ARM-JeOS-raspberrypi.aarch64.raw.xz"</text:p>
      <text:p text:style-name="P7">mkdir -p image</text:p>
      <text:p text:style-name="P7">cd image</text:p>
      <text:p text:style-name="P7">curl -OL $repository/${image}.sha256</text:p>
      <text:p text:style-name="P7">curl -OL $repository/$image</text:p>
      <text:p text:style-name="P7">cat ${image}.sha256 | sha256sum -c -</text:p>
      <text:p text:style-name="Standard"/>
      <text:p text:style-name="P19">After this you insert the boot device for the Raspberry Pi in a USB slot or SD slot of this computer. This device can be a microSD card in a SD envelop or a USB disk.</text:p>
      <text:p text:style-name="P19">Now you have to find on what device th<text:span text:style-name="T28">is</text:span> device <text:span text:style-name="T28">to boot from</text:span> is present. You can use the following command to find out. You can give this command before inserting the boot device and after inserting and deduce from the difference the device.</text:p>
      <text:p text:style-name="P10">ls -l /dev/sd*</text:p>
      <text:p text:style-name="P19">Most likely it is the last device in the list. In my case is was /dev/sdd ; not the one with a digit at the end. Now you give the following commands, the first ones are only necessary when your device has been used earlier for other purposes. You will be asked for the root password. <text:span text:style-name="T11">Obviously you need to replace sdd in the following command lines by your device name.</text:span></text:p>
      <text:p text:style-name="P11">ssize=$(sudo /usr/sbin/blockdev --getss /dev/sdd)</text:p>
      <text:p text:style-name="P9">echo Sector size = $ssize</text:p>
      <text:p text:style-name="P26"/>
      <text:p text:style-name="P1">The sector size needs to be 512, otherwise you need to investigate what the next commands need to be in that case. Next we clear the last blocks of the device and write the image on the boot device.</text:p>
      <text:p text:style-name="P6">size=$(sudo /usr/sbin/blockdev --gets<text:span text:style-name="T1">z</text:span> /dev/sdd)</text:p>
      <text:p text:style-name="P6">sudo dd if=/dev/zero of=/dev/sdd obs=1 seek=$(($size - 2)) count=2</text:p>
      <text:p text:style-name="P8">sudo xzcat -v $image | sudo dd bs=4M of=/dev/sdd iflag=fullblock oflag=direct</text:p>
      <text:p text:style-name="P8">sudo sync</text:p>
      <text:p text:style-name="Text_20_body"/>
      <text:p text:style-name="P1">The next step is to insert the microSD card or the USB device in the proper slot of the Raspberry Pi and power the device on. The system is meant to be a server, so you better connect the system via the Ethernet interface with you<text:span text:style-name="T19">r</text:span> network.</text:p>
      <text:h text:style-name="P44" text:outline-level="2">Connect to the server</text:h>
      <text:p text:style-name="P1">Now you need to find the IP address of the system. It will get an IP address via DHCP, so your router might provide this address. Because the system is assumed to be headless you connect to the system via ssh with:</text:p>
      <text:p text:style-name="P9">ssh root@&lt;IP address&gt;</text:p>
      <text:p text:style-name="P9"><text:soft-page-break/></text:p>
      <text:p text:style-name="P1">This will ask you to accept the key from this system and ask you for the username, <text:span text:style-name="T10">root</text:span>, and the password, <text:span text:style-name="T10">linux</text:span> . The first thing to do is to change the password of root with the command <text:span text:style-name="T5">passwd</text:span><text:span text:style-name="T12">.</text:span></text:p>
      <text:h text:style-name="P44" text:outline-level="2">Assign a fixed IP address to the server</text:h>
      <text:p text:style-name="P2">This might be the time to give you<text:span text:style-name="T19">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44" text:outline-level="2">Downloading the script</text:h>
      <text:p text:style-name="P1">You may already have the script downloaded together with this manual, but the easiest way is to perform the following commands:</text:p>
      <text:p text:style-name="P10">zypper in git</text:p>
      <text:p text:style-name="P10">git clone <text:a xlink:type="simple" xlink:href="https://github.com/freekdk/GenPDSDM.git" text:style-name="Internet_20_link" text:visited-style-name="Visited_20_Internet_20_Link">https://github.com/freekdk/GenPDSDM.git</text:a></text:p>
      <text:p text:style-name="P20">This will load the script in the folder GenPDSDM.</text:p>
      <text:p text:style-name="P20"><draw:frame text:anchor-type="paragraph" draw:z-index="0" draw:name="Tekstframe 1" draw:style-name="gr1" draw:text-style-name="P59" svg:width="16.987cm" svg:height="5.127cm" svg:x="0.231cm" svg:y="0.33cm"><draw:text-box><text:p text:style-name="P58"><text:span text:style-name="T39"><text:tab/></text:span><text:span text:style-name="T39">Copy previously generated files</text:span></text:p><text:p text:style-name="P58"><text:span text:style-name="T39"/></text:p><text:p text:style-name="P58"><text:span text:style-name="T40"><text:tab/></text:span><text:span text:style-name="T40">You may have generated earlier a system like this and to prevent the long generation of </text:span><text:span text:style-name="T41">dh.pem</text:span></text:p><text:p text:style-name="P58"><text:span text:style-name="T40"><text:tab/></text:span><text:span text:style-name="T40">and use the earlier generated dkim keys, this is the moment to copy these files to their destination.</text:span></text:p><text:p text:style-name="P58"><text:span text:style-name="T40"><text:tab/></text:span><text:span text:style-name="T40">The script will recognize these files and use; the dkim keys when they are generated for the same</text:span></text:p><text:p text:style-name="P58"><text:span text:style-name="T40"><text:tab/></text:span><text:span text:style-name="T40">domain name.</text:span></text:p><text:p text:style-name="P58"><text:span text:style-name="T40"/></text:p><text:p text:style-name="P58"><text:span text:style-name="T40"><text:tab/></text:span><text:span text:style-name="T41">dh.pem</text:span><text:span text:style-name="T40"> to </text:span><text:span text:style-name="T41">/etc/dovecot/</text:span><text:span text:style-name="T40"> and</text:span></text:p><text:p text:style-name="P58"><text:span text:style-name="T40"/></text:p><text:p text:style-name="P58"><text:span text:style-name="T40"><text:tab/></text:span><text:span text:style-name="T40">the dkim keys to</text:span><text:span text:style-name="T41"> /var/db/dkim/</text:span></text:p></draw:text-box></draw:frame>From now on you can start the script and it will <text:span text:style-name="T28">install all necessary packages and </text:span>ask you for the necessary information. Starting the script is done by:</text:p>
      <text:p text:style-name="P10">GenPDSDM/genpdsdm.<text:span text:style-name="T25">sh</text:span></text:p>
      <text:h text:style-name="P42" text:outline-level="1"><text:span text:style-name="T14">Executing</text:span> the script</text:h>
      <text:h text:style-name="P45" text:outline-level="2">Safe execution mode</text:h>
      <text:p text:style-name="P23"><text:span text:style-name="T14">When executing the script for the first time all changed files are saved in the folder “/etc/genpdsdm/”. Parameters that are needed are all asked for during the initialization phase of the script and are stored in that folder in the file “genpdsdm.history”. After a successful execution of the script and inspection of the result, you may not be </text:span><text:bookmark text:name="tw-target-text"/><text:span text:style-name="T15">satisfied </text:span><text:span text:style-name="T16">with the result. In that case you can execute the script with the parameter --new or --old, which respectively means that you start allover again, new parameters will be asked </text:span><text:span text:style-name="T18">(</text:span><text:span text:style-name="T8">--new</text:span><text:span text:style-name="T18">)</text:span><text:span text:style-name="T16">, or you start using the saved parameters as defaults </text:span><text:span text:style-name="T18">(</text:span><text:span text:style-name="T8">--old</text:span><text:span text:style-name="T18">)</text:span><text:span text:style-name="T16">, which can be changed. In both cases the original files are first restored and will be </text:span><text:soft-page-break/><text:span text:style-name="T17">configured </text:span><text:span text:style-name="T16">by the new parameters. Executing the script a second time without a parameter </text:span><text:span text:style-name="T17">is only meaningful when the script has been aborted. In that case parts that are successfully completed will be skipped.</text:span></text:p>
      <text:p text:style-name="P24">During the first execution of the script the following systemd services are enabled <text:span text:style-name="T19">and </text:span>are activ<text:span text:style-name="T19">at</text:span>e<text:span text:style-name="T19">d</text:span>:</text:p>
      <text:list text:style-name="L1">
        <text:list-item>
          <text:p text:style-name="P49">postfix.service</text:p>
        </text:list-item>
        <text:list-item>
          <text:p text:style-name="P50">dovecot.service</text:p>
        </text:list-item>
        <text:list-item>
          <text:p text:style-name="P50">firew<text:span text:style-name="T28">a</text:span>lld.service</text:p>
        </text:list-item>
        <text:list-item>
          <text:p text:style-name="P50">freshclam.service</text:p>
        </text:list-item>
        <text:list-item>
          <text:p text:style-name="P50">clamd.service</text:p>
        </text:list-item>
        <text:list-item>
          <text:p text:style-name="P50">amavis.service</text:p>
        </text:list-item>
        <text:list-item>
          <text:p text:style-name="P51">opendmarc.service</text:p>
        </text:list-item>
        <text:list-item>
          <text:p text:style-name="P51"/>
        </text:list-item>
      </text:list>
      <text:p text:style-name="P24">These services are also active after a reboot. During a following execution of the script <text:span text:style-name="T19">with one of the parameters on the command line, </text:span>the configuration of theses service<text:span text:style-name="T28">s</text:span> may <text:span text:style-name="T28">have </text:span>be<text:span text:style-name="T28">en</text:span> changed, but in that case, when the reconfiguration is done, the services are restarted.</text:p>
      <text:p text:style-name="P25">Some of the above services did not have changes in their configuration or the configuration will not change anymore. These services will remain active during the execution of the script with one of the parameters.</text:p>
      <text:p text:style-name="P25">The only account on this headless system is the root account. The script will create a user account <text:span text:style-name="T28">(administrator)</text:span>, to which email for root, postmaster, etc. will be directed. When you execute the script a second time with one of the parameters, and you create another user than the first time, the previous one will not be removed.</text:p>
      <text:h text:style-name="P46" text:outline-level="2">Two interfaces</text:h>
      <text:p text:style-name="P36">Originally the script has been designed asking questions using the read command in bash. Now a second interface is available in which the command <text:span text:style-name="T5">dialog</text:span> is used, giving a more sophisticated interface. This interface will be used when the option --<text:span text:style-name="T5">dial[og]</text:span> is given on the command line next to --<text:span text:style-name="T5">old</text:span> or –<text:span text:style-name="T5">new</text:span>. Another option is <text:span text:style-name="T5">--help</text:span>, to explain how to start the script and what the different option<text:span text:style-name="T36">s</text:span> do.</text:p>
      <text:h text:style-name="P44" text:outline-level="2">Questions asked</text:h>
      <text:p text:style-name="P27">Below is an example of executing the script for the first time when all answers are correct. <text:span text:style-name="T20">Start the script with:</text:span></text:p>
      <text:p text:style-name="P18"><text:span text:style-name="T20">localhost:~# </text:span>GenPDSDM/genpdsdm.sh</text:p>
      <text:p text:style-name="P29">The first action of the script is running <text:span text:style-name="T5">zypper up</text:span><text:span text:style-name="T12"> </text:span><text:span text:style-name="T13">or </text:span><text:span text:style-name="T7">zypper dup</text:span><text:span text:style-name="T12"> and installing the required packages. You </text:span><text:span text:style-name="T13">may </text:span><text:span text:style-name="T12">have to answer yes to the questions zypper asks; </text:span><text:span text:style-name="T13">normally you only see quite a list of packages being installed</text:span><text:span text:style-name="T12">. Finally you get:</text:span></text:p>
      <text:p text:style-name="P17">===============================================</text:p>
      <text:p text:style-name="P17"><text:soft-page-break/>= Trying to find host name and domain name... =</text:p>
      <text:p text:style-name="P17">===============================================</text:p>
      <text:p text:style-name="P17"/>
      <text:p text:style-name="P17">Questions about host name and domain name</text:p>
      <text:p text:style-name="P17"/>
      <text:p text:style-name="P17">The host name can be any name and consist of letters, digits, a "_" and/or "-"</text:p>
      <text:p text:style-name="P17">This name need not be smtp or mail or imap, which will be used elsewhere in the server</text:p>
      <text:p text:style-name="P17">Enter the name of the system: <text:span text:style-name="T29">somename</text:span></text:p>
      <text:p text:style-name="P17"/>
      <text:p text:style-name="P16">An example of the domain name is: example.com; should at least contain one dot</text:p>
      <text:p text:style-name="P16">The script requires the existance of a DNS for this domain with A MX records for the domain</text:p>
      <text:p text:style-name="P16">The MX record should point to smtp.&lt;domain_name&gt; or mail.&lt;domain_name&gt;, which both should have</text:p>
      <text:p text:style-name="P16">an A record. Also an imap.&lt;domain_name&gt; A record should exist, all with the same IP address</text:p>
      <text:p text:style-name="P16">Enter the domain name: <text:span text:style-name="T29">example.com</text:span></text:p>
      <text:p text:style-name="P16"><text:span text:style-name="T29"/></text:p>
      <text:p text:style-name="P39">============================================</text:p>
      <text:p text:style-name="P16">= Checking for existing records in the DNS =</text:p>
      <text:p text:style-name="P16">============================================</text:p>
      <text:p text:style-name="P16"/>
      <text:p text:style-name="P16">The domain name "<text:span text:style-name="T28">example.com</text:span>" will be used throughout this script</text:p>
      <text:p text:style-name="P16">Is this OK?</text:p>
      <text:p text:style-name="P16"/>
      <text:p text:style-name="P16">Enter y or Y for OK, anything else is NO and the script will terminate : <text:span text:style-name="T28">y</text:span></text:p>
      <text:p text:style-name="P41"/>
      <text:p text:style-name="Standard">The above is about establishing a host name and domain name. At first the host name <text:span text:style-name="T28">ha</text:span>s, <text:span text:style-name="T28">most likely, nothing in the file </text:span><text:span text:style-name="T7">/etc/hostname</text:span> and there is no proper domain name. The script enters the <text:span text:style-name="T20">entered </text:span>host name in <text:span text:style-name="T5">/etc/hostname</text:span> and the domain name in <text:span text:style-name="T5">/etc/hosts </text:span><text:span text:style-name="T13">with the IP address of the interface</text:span>. <text:span text:style-name="T28">As is mentioned above the script will do some checking and looks for entries in the DNS for A records for the domain name, {smtp,mail,imap}&lt;domain_name&gt;. If these are not found the script will give an error message and asks to start the script again when this is fixed. The last question gives you the opportunity to start allover again with an empty host name and domain name.</text:span></text:p>
      <text:p text:style-name="Standard">Next the following will appear:</text:p>
      <text:p text:style-name="Standard"/>
      <text:p text:style-name="P13">==============================</text:p>
      <text:p text:style-name="P13">Establishing needed parameters</text:p>
      <text:p text:style-name="P13">==============================</text:p>
      <text:p text:style-name="P13"/>
      <text:p text:style-name="P13">Questions about the relay host of your provider</text:p>
      <text:p text:style-name="P13"/>
      <text:p text:style-name="P14">We assume the relay host is accessable via port 587 (submission)</text:p>
      <text:p text:style-name="P14">and requires a user name and password.</text:p>
      <text:p text:style-name="P14">An MX record for this name will not be used.</text:p>
      <text:p text:style-name="P14"/>
      <text:p text:style-name="P13">Please enter the name of the relayhost: <text:span text:style-name="T30">mail.</text:span><text:span text:style-name="T31">provider.com</text:span></text:p>
      <text:p text:style-name="P13"/>
      <text:p text:style-name="P13">Please enter your user name on the relay host, might be an e-mail address: <text:a xlink:type="simple" xlink:href="mailto:user@provider.com" text:style-name="Internet_20_link" text:visited-style-name="Visited_20_Internet_20_Link"><text:span text:style-name="T33">user</text:span><text:span text:style-name="T32">@</text:span><text:span text:style-name="T33">provider.com</text:span></text:a></text:p>
      <text:p text:style-name="P13"/>
      <text:p text:style-name="P13">Please enter the password of your account on the relay host: <text:span text:style-name="T31">wertyuiop</text:span></text:p>
      <text:p text:style-name="P21"><text:span text:style-name="T31"/></text:p>
      <text:p text:style-name="P40">Again a check will be performed on the A record of the relay host. The user name and password will not be checked. The script keeps asking for the relay host till it finds the A record.</text:p>
      <text:p text:style-name="P13"/>
      <text:p text:style-name="P14">=====================</text:p>
      <text:p text:style-name="P14">Questions about username and name administrator.</text:p>
      <text:p text:style-name="P14"/>
      <text:p text:style-name="P38">The account name of the administrator to be created or already</text:p>
      <text:p text:style-name="P38">present in this server. In case it is created, the password for this</text:p>
      <text:p text:style-name="P38">account will be 'genpdsdm', but as root you can easily change it.</text:p>
      <text:p text:style-name="P37"/>
      <text:p text:style-name="P14"><text:span text:style-name="T35">Please enter the account name : </text:span><text:span text:style-name="T29">john</text:span></text:p>
      <text:p text:style-name="P13"/>
      <text:p text:style-name="P14">Please enter the name of the administrator</text:p>
      <text:p text:style-name="P14"><text:soft-page-break/>for this account, like 'John P. Doe' : <text:span text:style-name="T34">John Doe</text:span></text:p>
      <text:p text:style-name="P22"/>
      <text:p text:style-name="P22">The following may appear if the account already exists.</text:p>
      <text:p text:style-name="P22"/>
      <text:p text:style-name="P14">The user "<text:span text:style-name="T28">john</text:span>" already exists. The name as comment</text:p>
      <text:p text:style-name="P14">may have changed and will be replaced.</text:p>
      <text:p text:style-name="P14">The password will remain the same as it is.</text:p>
      <text:p text:style-name="P14"/>
      <text:p text:style-name="P14">When sending an email as this user the sender address</text:p>
      <text:p text:style-name="P14">will be "<text:span text:style-name="T28">john</text:span>@<text:span text:style-name="T28">example.com</text:span>"</text:p>
      <text:p text:style-name="P14">You will have a canonical name like "<text:span text:style-name="T28">j</text:span>ohn.<text:span text:style-name="T28">p</text:span>.<text:span text:style-name="T28">d</text:span>oe@<text:span text:style-name="T28">example.com</text:span>".</text:p>
      <text:p text:style-name="P14">Enter the part you want before the @ : <text:span text:style-name="T31">john.doe</text:span></text:p>
      <text:p text:style-name="P13"/>
      <text:p text:style-name="P15">Questions about self signed certificates</text:p>
      <text:p text:style-name="P14"/>
      <text:p text:style-name="P15">In certificates usually parameters like Country, State, Locality/City, Organization</text:p>
      <text:p text:style-name="P15">and Organizational Unit are present.</text:p>
      <text:p text:style-name="P15">The script will use "Certificate Authority" as the Organizational Unit</text:p>
      <text:p text:style-name="P15">for the signing certificate and "IMAP server" and "Email server"</text:p>
      <text:p text:style-name="P15">respectively for Dovecot and Postfix certificates</text:p>
      <text:p text:style-name="P14"/>
      <text:p text:style-name="P15">Enter the two character country code: XX</text:p>
      <text:p text:style-name="P13">Enter the name of your STATE or PROVINCE: <text:span text:style-name="T28">SomeState</text:span></text:p>
      <text:p text:style-name="P13">Enter the name of your LOCALITY/CITY: <text:span text:style-name="T28">SomeCity</text:span></text:p>
      <text:p text:style-name="P13">Enter the name of your ORGANIZATION: <text:span text:style-name="T20">Some</text:span> <text:span text:style-name="T20">Organization</text:span> <text:span text:style-name="T20">Name</text:span></text:p>
      <text:p text:style-name="P13"/>
      <text:p text:style-name="P13">==============================</text:p>
      <text:p text:style-name="P13">= Configurating firewalld... =</text:p>
      <text:p text:style-name="P13">==============================</text:p>
      <text:p text:style-name="P13">Warning: ZONE_ALREADY_SET: 'enp0s3' already bound to 'public'</text:p>
      <text:p text:style-name="P13">success</text:p>
      <text:p text:style-name="P13">dhcpv6-client imap mdns samba-client ssh</text:p>
      <text:p text:style-name="P13">success</text:p>
      <text:p text:style-name="P13">=======================================</text:p>
      <text:p text:style-name="P13">= Configuring /etc/postfix/main.cf... =</text:p>
      <text:p text:style-name="P13">=======================================</text:p>
      <text:p text:style-name="P13">=========================================</text:p>
      <text:p text:style-name="P13">= Configuring /etc/postfix/master.cf... =</text:p>
      <text:p text:style-name="P13">=========================================</text:p>
      <text:p text:style-name="P13">=====================================</text:p>
      <text:p text:style-name="P13">= Generating Certificates for CA... =</text:p>
      <text:p text:style-name="P13">=====================================</text:p>
      <text:p text:style-name="P13">=========================================</text:p>
      <text:p text:style-name="P13">= Generating Certificates for postfix.. =</text:p>
      <text:p text:style-name="P13">=========================================</text:p>
      <text:p text:style-name="P13">==========================================</text:p>
      <text:p text:style-name="P13">= Generating Certificates for dovecot... =</text:p>
      <text:p text:style-name="P13">==========================================</text:p>
      <text:p text:style-name="P13">==========================</text:p>
      <text:p text:style-name="P13">= Configuring dovecot... =</text:p>
      <text:p text:style-name="P13">==========================</text:p>
      <text:p text:style-name="P13">Created symlink /etc/systemd/system/multi-user.target.wants/dovecot.service → /usr/lib/systemd/system/dovecot.service.</text:p>
      <text:p text:style-name="P13">===================================</text:p>
      <text:p text:style-name="P13">= Starting freshclam and clamd... =</text:p>
      <text:p text:style-name="P13">===================================</text:p>
      <text:p text:style-name="P13">Created symlink /etc/systemd/system/multi-user.target.wants/clamd.service → /usr/lib/systemd/system/clamd.service.</text:p>
      <text:p text:style-name="P13">deprecated method; prefer $rr-&gt;rdstring() at /usr/bin/sa-update line 1460.</text:p>
      <text:p text:style-name="P13">=========================</text:p>
      <text:p text:style-name="P13">= Configuring amavis... =</text:p>
      <text:p text:style-name="P13">=========================</text:p>
      <text:p text:style-name="P13"/>
      <text:p text:style-name="P13">The DKIM public key to be entered in the DNS is present in the file /etc/amavisd/<text:span text:style-name="T28">example.com</text:span>.dkim20231111.txtrecord</text:p>
      <text:p text:style-name="P13"><text:soft-page-break/></text:p>
      <text:p text:style-name="P13">Created symlink /etc/systemd/system/multi-user.target.wants/amavis.service → /usr/lib/systemd/system/amavis.service.</text:p>
      <text:p text:style-name="P13">=========================</text:p>
      <text:p text:style-name="P13">= Configuring DMARC... <text:s/>=</text:p>
      <text:p text:style-name="P13">=========================</text:p>
      <text:p text:style-name="P13">Created symlink /etc/systemd/system/multi-user.target.wants/opendmarc.service → /usr/lib/systemd/system/opendmarc.service.</text:p>
      <text:p text:style-name="P13">==========================================<text:span text:style-name="T28">===========</text:span></text:p>
      <text:p text:style-name="P13">= Restarting postfix, dovecot, amavis <text:span text:style-name="T28">and opendmarc</text:span> =</text:p>
      <text:p text:style-name="P13">==========================================<text:span text:style-name="T28">===========</text:span></text:p>
      <text:h text:style-name="P47" text:outline-level="2">SPF TXT record explained</text:h>
      <text:p text:style-name="P13"/>
      <text:p text:style-name="P28">The script does <text:span text:style-name="T3">not</text:span> check on the presence of a SPF TXT record in the DNS of your domain.</text:p>
      <text:p text:style-name="P28"/>
      <text:p text:style-name="P31">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53">@ means it is a record in your top domain: example.com </text:p>
        </text:list-item>
        <text:list-item>
          <text:p text:style-name="P53">v=spf1 indicates the TXT record is a SPF record </text:p>
        </text:list-item>
        <text:list-item>
          <text:p text:style-name="P53">mx means that the IP address associated with your MX server is allowed to send email with your domain addresses </text:p>
        </text:list-item>
        <text:list-item>
          <text:p text:style-name="P53">a means that IP-addresses in your A and AAAA record are allowed to send email with your email addresses </text:p>
        </text:list-item>
        <text:list-item>
          <text:p text:style-name="P53">ip4:192.0.7.25 means that a system with this IP address is allowed ... </text:p>
        </text:list-item>
        <text:list-item>
          <text:p text:style-name="P53">ipv6:2001:1234:4567::32 means that this IPv6 address is allowed ... </text:p>
        </text:list-item>
        <text:list-item>
          <text:p text:style-name="P53">a:example.com means that IP-addresses mentioned in A and AAAA records of example.com are allowed ... </text:p>
        </text:list-item>
        <text:list-item>
          <text:p text:style-name="P52">~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text:soft-page-break/>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9">opendkim</text:span>, which is meant for large servers, but this is left out of this <text:span text:style-name="T20">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29">The private key used for the signature is in the folder <text:span text:style-name="T5">/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20">Depends on how many times you did send a signed message. </text:span>The best way is to use a new signing key like the one in the <text:span text:style-name="T20">above mentioned folder</text:span>. The name can be any name that can be used in the DNS. After having implemented a new signing key <text:span text:style-name="T20">(see below) </text:span>the previous one can be removed from the DNS after the ttl time (10 days in the example). <text:s/><text:span text:style-name="T20">To generate a new key the following script can be used:</text:span></text:p>
      <text:p text:style-name="P13">#!/bin/bash</text:p>
      <text:p text:style-name="P13">date=$(date --date<text:span text:style-name="T27">=</text:span>now +%Y%m%d)</text:p>
      <text:p text:style-name="P13">amavisd -c /etc/amavisd.conf genrsa /etc/amavisd/<text:span text:style-name="T28">example</text:span>.com.dkim${date}.pem 2048</text:p>
      <text:p text:style-name="Text_20_body"/>
      <text:p text:style-name="Text_20_body">After this you need to change the reference to the original <text:span text:style-name="T20">file in a reference to this new file at the end of </text:span><text:span text:style-name="T6">/etc/amavis.conf </text:span><text:span text:style-name="T20">. <text:s/>After that you have to generate the public key:</text:span></text:p>
      <text:p text:style-name="P13">amavisd -c /etc/amavisd.conf showkeys &gt; /etc/amavisd/<text:span text:style-name="T28">example</text:span><text:span text:style-name="T20">.com</text:span>.dkim${date}.txtrecord</text:p>
      <text:p text:style-name="Text_20_body"/>
      <text:p text:style-name="P29">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20">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ext:soft-page-break/>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30">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55">v=DMARC1 indicates together with the name of the record _dmarc that the TXT record is a DMARC record </text:p>
        </text:list-item>
        <text:list-item>
          <text:p text:style-name="P55">p=none indicates the policy for the domain </text:p>
        </text:list-item>
        <text:list-item>
          <text:p text:style-name="P55">sp=none indicates the policy for subdomains, when these subdomains do not have a DMARC TXT record </text:p>
        </text:list-item>
        <text:list-item>
          <text:p text:style-name="P55">adkim=s indicated the strength with which the receiving server should test the alignment between the domain name in the FROM address and the DKIM key inserted in the message </text:p>
        </text:list-item>
        <text:list-item>
          <text:p text:style-name="P55">aspf=s indicates the strength of with which the receiving server should test the alignment between the sending IP address and the allowed IP addresses in the SPF record </text:p>
        </text:list-item>
        <text:list-item>
          <text:p text:style-name="P55">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55">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54">fo=1 indicates that reports about not accepted messages should be send (see rfc7489 section 6.3 for addit<text:span text:style-name="T27">i</text:span>onal values)</text:p>
        </text:list-item>
      </text:list>
      <text:p text:style-name="Text_20_body">The possible policies are <text:span text:style-name="T9">none</text:span>, <text:span text:style-name="T9">quarantine</text:span> and <text:span text:style-name="T9">reject</text:span>. One should start with <text:span text:style-name="T9">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9">aspf</text:span> and <text:span text:style-name="T9">adkim</text:span> can be <text:span text:style-name="T9">s</text:span> for strict and <text:span text:style-name="T9">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h text:style-name="P34" text:outline-level="3">Script to test the generation of a DKIM element in the header</text:h>
      <text:p text:style-name="P35">The file <text:span text:style-name="T5">testdkim.sh</text:span><text:span text:style-name="T12">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text:span><text:soft-page-break/><text:span text:style-name="T12">redirected to the user where messages for root are directed. In the folder </text:span><text:span text:style-name="T5">~/Maildir/new/</text:span><text:span text:style-name="T12"> of that user you will find the message and you can inspect it for the presence of the DKIM item in the header.</text:span></text:p>
      <text:p text:style-name="P35"><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4-27T00:10:06.857999575</dc:date>
    <meta:editing-duration>PT22H49M47S</meta:editing-duration>
    <meta:editing-cycles>13</meta:editing-cycles>
    <meta:generator>LibreOffice/24.2.2.2$Linux_X86_64 LibreOffice_project/420$Build-2</meta:generator>
    <meta:print-date>2023-08-24T15:49:55.133991847</meta:print-date>
    <meta:printed-by>PDF-bestanden</meta:printed-by>
    <meta:document-statistic meta:table-count="0" meta:image-count="0" meta:object-count="0" meta:page-count="10" meta:paragraph-count="223" meta:word-count="3579" meta:character-count="22003" meta:non-whitespace-character-count="18640"/>
  </office:meta>
</office:document-meta>
</file>